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16pt" style:text-underline-style="solid" style:text-underline-width="auto" style:text-underline-color="font-color" fo:font-weight="bold" officeooo:rsid="001e0c42" officeooo:paragraph-rsid="001e0c42"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Microsoft Sans Serif" fo:font-size="16pt" style:text-underline-style="none" fo:font-weight="normal" officeooo:rsid="001e0c42" officeooo:paragraph-rsid="001e0c42"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style:font-name="Microsoft Sans Serif" fo:font-size="15pt" style:text-underline-style="solid" style:text-underline-width="auto" style:text-underline-color="font-color" fo:font-weight="normal" officeooo:rsid="001e0c42" officeooo:paragraph-rsid="001e0c42"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style:font-name="Microsoft Sans Serif" fo:font-size="14pt" style:text-underline-style="solid" style:text-underline-width="auto" style:text-underline-color="font-color" fo:font-weight="normal" officeooo:rsid="001e0c42" officeooo:paragraph-rsid="001e0c42" style:font-size-asian="12.25pt" style:font-weight-asian="normal" style:font-size-complex="14pt" style:font-weight-complex="normal"/>
    </style:style>
    <style:style style:name="T1" style:family="text">
      <style:text-properties fo:font-size="14pt" style:font-size-asian="12.25pt" style:font-size-complex="14pt"/>
    </style:style>
    <style:style style:name="T2" style:family="text">
      <style:text-properties style:text-underline-style="none"/>
    </style:style>
    <style:style style:name="T3" style:family="text">
      <style:text-properties style:text-underline-style="none" officeooo:rsid="001e23c9"/>
    </style:style>
    <style:style style:name="T4" style:family="text">
      <style:text-properties style:text-underline-style="none" fo:font-weight="bold" officeooo:rsid="001e23c9"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akHere, une renaissance ?</text:p>
      <text:p text:style-name="P2"><text:s/></text:p>
      <text:p text:style-name="P2"><text:span text:style-name="T1"><text:tab/>Oui ! Après avoir abandonné totalement le projet pendant sept mois. Après avoir archivé le code source sur une clé usb sans penser que sept mois plus tard, ils allaient de-nouveaux sortir ce celle-ci puis ouvert sur un éditeur de texte pour être améliorer et devenir un projet qui n’aura jamais été si proche d’être concrétisé. SpeakHere fait peau neuf. Du changement de design, de l’intégration de nouvelles technologies pour un chat instantané et très rapide, et de nouvelles personnes intégrantes ce projet.</text:span></text:p>
      <text:p text:style-name="P2"><text:span text:style-name="T1"/></text:p>
      <text:p text:style-name="P3">Pourquoi relancer ce projet maintenant ?</text:p>
      <text:p text:style-name="P4"><text:span text:style-name="T2"/></text:p>
      <text:p text:style-name="P4"><text:span text:style-name="T2"><text:tab/>Le problème principal rencontré lors de son développement est l’hébergeur. Aucun hébergeur totalement gratuit nous permettaient de stocker nos fichiers sources ainsi que d’avoir une base de données MySQL. Et tout ça gratuitement ! En tombant par hasard sur une vidéo YouTube parlant d’un projet comportant un site <text:s/>web. J’ai vu un lien vers un hébergeur proposant une formule gratuite me permettant de faire ce que je voudrai. Le deuxième problème qui lui n’était pas contraignant fus que le système de chat ne fus pas du tout optimisé et instantané comme nous le voulions. Mais maintenant avec l’intégration du JavaScript, nous allons pouvoir programmer un chat instantané, rapide et optimisé pour les sites web.</text:span></text:p>
      <text:p text:style-name="P4"><text:span text:style-name="T2"/></text:p>
      <text:p text:style-name="P3">D’autres explications ?</text:p>
      <text:p text:style-name="P3"><text:span text:style-name="T2"/></text:p>
      <text:p text:style-name="P4"><text:span text:style-name="T2"><text:tab/>C’est donc officiel, le projet du réseau social SpeakHere est bien relancer avec une toute nouvelle interface encore plus simple d’utilisation, épurée et optimisée. </text:span><text:span text:style-name="T3">Il recherche maintenant des </text:span><text:span text:style-name="T4">bénévoles</text:span><text:span text:style-name="T3"> qui seront testés pour devenir modérateur et modérer ainsi le chat, le pseudo des utilisateurs (pas de pseudo dénigrant ou à caractères sexuels, etc.) ainsi que la sécurité du site. Bien sûr, je serai présent une grande partie de la semaine pour les aidés ainsi que les « coachés ». Je cherche aussi un </text:span><text:span text:style-name="T4">bénévole</text:span><text:span text:style-name="T3"> voulant bien m’aider pour la partie graphique / interface / design du site web. Si possible aussi, une personne sachant programmer en JavaScript ou HTML/CSS ou PHP/MySQL pour m’aider dans le développement du site et donc de le concrétiser le plus tôt possib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5T20:46:42.661000000</meta:creation-date>
    <dc:date>2019-12-05T21:16:41.053000000</dc:date>
    <meta:editing-duration>PT2M24S</meta:editing-duration>
    <meta:editing-cycles>1</meta:editing-cycles>
    <meta:document-statistic meta:table-count="0" meta:image-count="0" meta:object-count="0" meta:page-count="1" meta:paragraph-count="7" meta:word-count="337" meta:character-count="2093" meta:non-whitespace-character-count="1757"/>
    <meta:generator>LibreOffice/6.3.3.2$Windows_X86_64 LibreOffice_project/a64200df03143b798afd1ec74a12ab50359878ed</meta:generator>
  </office:meta>
</office:document-meta>
</file>